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fo:language="en" fo:country="none"/>
    </style:style>
    <style:style style:name="T2" style:family="text">
      <style:text-properties fo:language="en" fo:country="none" fo:font-style="italic"/>
    </style:style>
    <style:style style:name="T3" style:family="text">
      <style:text-properties style:text-line-through-style="none" style:text-underline-style="none" style:text-blinking="false"/>
    </style:style>
    <style:style style:name="T4" style:family="text">
      <style:text-properties style:text-position="33% 80%"/>
    </style:style>
    <style:style style:name="T5" style:family="text">
      <style:text-properties style:text-position="-33% 80%"/>
    </style:style>
    <style:style style:name="T6" style:family="text">
      <style:text-properties style:text-position="-33% 80%"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Insertionsort</text:span> (Sortieren durch Einfügen) ist ein elementares Sortier­verfahren. Es hat eine <text:a xlink:type="simple" xlink:href="http://www.iti.fh-flensburg.de/lang/algorithmen/asymp.htm" office:target-frame-name="_top" xlink:show="replace"><text:span text:style-name="T3">Zeit­komplexität</text:span></text:a> von Θ(<text:span text:style-name="Variable">n</text:span><text:span text:style-name="T4">2</text:span>), ist damit also langsamer als etwa <text:a xlink:type="simple" xlink:href="http://www.iti.fh-flensburg.de/lang/algorithmen/sortieren/heap/heap.htm" office:target-frame-name="_top" xlink:show="replace"><text:span text:style-name="T1">Heapsort</text:span></text:a>, <text:a xlink:type="simple" xlink:href="http://www.iti.fh-flensburg.de/lang/algorithmen/sortieren/merge/merge.htm" office:target-frame-name="_top" xlink:show="replace"><text:span text:style-name="T1">Mergesort</text:span></text:a><text:a xlink:type="simple" xlink:href="http://www.iti.fh-flensburg.de/lang/algorithmen/sortieren/merge/merge.htm" office:target-frame-name="_top" xlink:show="replace"> </text:a>oder auch <text:a xlink:type="simple" xlink:href="http://www.iti.fh-flensburg.de/lang/algorithmen/sortieren/shell/shell.htm" office:target-frame-name="_top" xlink:show="replace"><text:span text:style-name="T1">Shellsort</text:span></text:a>. Sehr gut geeignet ist <text:span text:style-name="T1">Insertionsort</text:span> für das Sortieren von kleinen Datenmengen oder für das Einfügen von weiteren Elementen in eine schon sortierte Folge. </text:p>
      <text:p text:style-name="Text_20_body"> </text:p>
      <text:h text:style-name="Heading_20_3" text:outline-level="3" text:is-list-header="true"><text:bookmark text:name="section1"/>Idee</text:h>
      <text:p text:style-name="Text_20_body">Zu Anfang und nach jedem Schritt des Verfahrens besteht die zu sortierende Folge <text:span text:style-name="Variable">a</text:span><text:span text:style-name="T5">0</text:span>, ..., <text:span text:style-name="Variable">a</text:span><text:span text:style-name="Variable"><text:span text:style-name="T5">n</text:span></text:span><text:span text:style-name="T5">-1</text:span> aus zwei Teilen: Der erste Teil <text:span text:style-name="Variable">a</text:span><text:span text:style-name="T5">0</text:span>, ..., <text:span text:style-name="Variable">a</text:span><text:span text:style-name="Variable"><text:span text:style-name="T5">i</text:span></text:span><text:span text:style-name="T5">-1</text:span> ist bereits aufsteigend sortiert, der zweite Teil <text:span text:style-name="Variable">a</text:span><text:span text:style-name="Variable"><text:span text:style-name="T5">i</text:span></text:span>, ..., <text:span text:style-name="Variable">a</text:span><text:span text:style-name="Variable"><text:span text:style-name="T5">n</text:span></text:span><text:span text:style-name="T5">-1</text:span> ist noch unsortiert. </text:p>
      <text:p text:style-name="Text_20_body">Das Element <text:span text:style-name="Variable">a</text:span><text:span text:style-name="Variable"><text:span text:style-name="T5">i</text:span></text:span> wird als nächstes in den bereits sortierten Teil eingefügt, indem es der Reihe nach mit <text:span text:style-name="Variable">a</text:span><text:span text:style-name="Variable"><text:span text:style-name="T5">i</text:span></text:span><text:span text:style-name="T5">-1</text:span>, <text:span text:style-name="Variable">a</text:span><text:span text:style-name="Variable"><text:span text:style-name="T5">i</text:span></text:span><text:span text:style-name="T5">-2</text:span> usw. verglichen wird. Sobald ein Element <text:span text:style-name="Variable">a</text:span><text:span text:style-name="Variable"><text:span text:style-name="T5">j</text:span></text:span> mit <text:span text:style-name="Variable">a</text:span><text:span text:style-name="Variable"><text:span text:style-name="T5">j</text:span></text:span><draw:frame draw:style-name="fr1" draw:name="Grafik1" text:anchor-type="as-char" svg:width="0.45cm" svg:height="0.238cm" draw:z-index="0"><draw:image xlink:href="http://www.iti.fh-flensburg.de/lang/symbols/le.gif" xlink:type="simple" xlink:show="embed" xlink:actuate="onLoad"/><svg:desc>&lt;=</svg:desc></draw:frame><text:span text:style-name="Variable">a</text:span><text:span text:style-name="Variable"><text:span text:style-name="T5">i</text:span></text:span> gefunden wird, wird <text:span text:style-name="Variable">a</text:span><text:span text:style-name="Variable"><text:span text:style-name="T5">i</text:span></text:span> hinter diesem eingefügt. Wird kein solches Element gefunden, wird <text:span text:style-name="Variable">a</text:span><text:span text:style-name="Variable"><text:span text:style-name="T5">i</text:span></text:span> an den Anfang der Folge gesetzt. </text:p>
      <text:p text:style-name="Text_20_body">Damit ist der sortierte Teil um ein Element länger geworden. Im nächsten Schritt wird <text:span text:style-name="Variable">a</text:span><text:span text:style-name="Variable"><text:span text:style-name="T5">i</text:span></text:span><text:span text:style-name="T6">+</text:span><text:span text:style-name="T5">1</text:span> in den sortierten Teil eingefügt usw. Zu Anfang besteht der sortierte Teil nur aus dem Element <text:span text:style-name="Variable">a</text:span><text:span text:style-name="T5">0</text:span>; zum Schluss aus allen Elementen <text:span text:style-name="Variable">a</text:span><text:span text:style-name="T5">0</text:span>, ..., <text:span text:style-name="Variable">a</text:span><text:span text:style-name="Variable"><text:span text:style-name="T5">n</text:span></text:span><text:span text:style-name="T5">-1</text:span>. </text:p>
      <text:p text:style-name="Text_20_body">Beispiel:  Die folgende Tabelle zeigt die Sortier­schritte zum Sortieren der Folge 5 7 0 3 4 2 6 1. Auf der linken Seite rot dargestellt befindet sich jeweils der bereits sortierte Teil der Folge. Ganz rechts steht in Klammern die Anzahl der Positionen, um die das eingefügte Element nach links gewandert ist.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15:30</dc:date>
    <meta:editing-cycles>1</meta:editing-cycles>
    <meta:editing-duration>PT14S</meta:editing-duration>
    <meta:user-defined meta:name="Info 1"/>
    <meta:user-defined meta:name="Info 2"/>
    <meta:user-defined meta:name="Info 3"/>
    <meta:user-defined meta:name="Info 4"/>
    <meta:document-statistic meta:table-count="0" meta:image-count="1" meta:object-count="0" meta:page-count="1" meta:paragraph-count="7" meta:word-count="233" meta:character-count="1420"/>
  </office:meta>
</office:document-meta>
</file>